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3.84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2" table:default-cell-style-name="ce65"/>
          <table:table-column table:style-name="co8" table:visibility="collapse" table:number-columns-repeated="5" table:default-cell-style-name="ce65"/>
        </table:table-column-group>
        <table:table-column-group table:display="false">
          <table:table-column table:style-name="co8" table:visibility="collapse" table:number-columns-repeated="7" table:default-cell-style-name="ce65"/>
        </table:table-column-group>
        <table:table-column-group table:display="false">
          <table:table-column table:style-name="co8" table:visibility="collapse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0"/>
          <table:table-cell table:style-name="ce56" office:value-type="float" office:value="63" calcext:value-type="float">
            <text:p>63</text:p>
          </table:table-cell>
          <table:table-cell table:style-name="ce60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0"/>
          <table:table-cell table:style-name="ce60" office:value-type="float" office:value="26" calcext:value-type="float">
            <office:annotation draw:style-name="gr2" draw:text-style-name="P4" svg:width="28.99mm" svg:height="9.91mm" svg:x="345.53mm" svg:y="19.36mm" draw:caption-point-x="-6.1mm" draw:caption-point-y="15.1mm">
              <dc:date>2018-11-10T00:00:00</dc:date>
              <text:p text:style-name="P3">From Room to Hbf</text:p>
            </office:annotation>
            <text:p>26</text:p>
          </table:table-cell>
          <table:table-cell table:style-name="ce60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345.53mm" svg:y="31.99mm" draw:caption-point-x="-6.1mm" draw:caption-point-y="15.1mm">
              <dc:date>2018-10-28T00:00:00</dc:date>
              <text:p text:style-name="P3"><text:span text:style-name="T2">3 Day Pass each 19.5 Euros</text:span>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345.53mm" svg:y="38.3mm" draw:caption-point-x="-6.1mm" draw:caption-point-y="15.1mm">
              <dc:date>2018-10-28T00:00:00</dc:date>
              <text:p text:style-name="P3"><text:span text:style-name="T2">Metzingen Trip</text:span></text:p>
              <text:p text:style-name="P3"><text:span text:style-name="T2"/></text:p>
            </office:annotation>
            <text:p>12</text:p>
          </table:table-cell>
          <table:table-cell table:style-name="ce61" table:number-columns-repeated="4"/>
          <table:table-cell table:style-name="ce61" office:value-type="float" office:value="5.2" calcext:value-type="float">
            <office:annotation draw:style-name="gr3" draw:text-style-name="P4" svg:width="28.99mm" svg:height="5.96mm" svg:x="345.53mm" svg:y="38.3mm" draw:caption-point-x="-6.1mm" draw:caption-point-y="15.1mm">
              <dc:date>2018-11-02T00:00:00</dc:date>
              <text:p text:style-name="P3"><text:span text:style-name="T2">All Day Ticket</text:span></text:p>
            </office:annotation>
            <text:p>5.2</text:p>
          </table:table-cell>
          <table:table-cell table:style-name="ce61" office:value-type="float" office:value="5.2" calcext:value-type="float">
            <office:annotation draw:style-name="gr4" draw:text-style-name="P4" svg:width="28.99mm" svg:height="21.76mm" svg:x="345.53mm" svg:y="38.3mm" draw:caption-point-x="-6.1mm" draw:caption-point-y="15.1mm">
              <dc:date>2018-11-04T00:00:00</dc:date>
              <text:p text:style-name="P3"><text:span text:style-name="T2">All Day Ticke</text:span></text:p>
              <text:p text:style-name="P3"><text:span text:style-name="T2"/></text:p>
              <text:p text:style-name="P3"><text:span text:style-name="T2"/></text:p>
              <text:p text:style-name="P3"><text:span text:style-name="T2">2 Euros to Give to Tulasit</text:span></text:p>
            </office:annotation>
            <text:p>5.2</text:p>
          </table:table-cell>
          <table:table-cell table:style-name="ce61" table:number-columns-repeated="8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12"/>
          <table:table-cell table:style-name="ce61" office:value-type="float" office:value="5" calcext:value-type="float">
            <office:annotation draw:style-name="gr3" draw:text-style-name="P4" svg:width="28.99mm" svg:height="5.96mm" svg:x="345.53mm" svg:y="44.61mm" draw:caption-point-x="-6.1mm" draw:caption-point-y="15.1mm">
              <dc:date>2018-11-02T00:00:00</dc:date>
              <text:p text:style-name="P3"><text:span text:style-name="T2">FLEXIS</text:span></text:p>
            </office:annotation>
            <text:p>5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5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office:annotation draw:style-name="gr5" draw:text-style-name="P4" svg:width="28.99mm" svg:height="25.84mm" svg:x="345.53mm" svg:y="57.24mm" draw:caption-point-x="-6.1mm" draw:caption-point-y="15.1mm">
              <dc:date>2018-11-04T00:00:00</dc:date>
              <text:p text:style-name="P3"><text:span text:style-name="T2">To Give Back to Tulasi</text:span></text:p>
              <text:p text:style-name="P3"><text:span text:style-name="T2"/></text:p>
              <text:p text:style-name="P3"><text:span text:style-name="T2"/></text:p>
              <text:p text:style-name="P3"><text:span text:style-name="T2">Gave Money on 3</text:span><text:span text:style-name="T3">rd</text:span><text:span text:style-name="T2"> Nov</text:span></text:p>
            </office:annotation>
            <text:p>20</text:p>
          </table:table-cell>
          <table:table-cell table:style-name="ce62" table:number-columns-repeated="11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345.53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3" calcext:value-type="float">
            <text:p>1.3</text:p>
          </table:table-cell>
          <table:table-cell table:style-name="ce47" table:number-columns-repeated="3"/>
          <table:table-cell table:style-name="ce47" office:value-type="float" office:value="3.5" calcext:value-type="float">
            <text:p>3.5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3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6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6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345.53mm" svg:y="75.92mm" draw:caption-point-x="-6.1mm" draw:caption-point-y="15.1mm">
              <dc:date>2018-10-28T00:00:00</dc:date>
              <text:p text:style-name="P3"><text:span text:style-name="T2">Kaufland</text:span></text:p>
              <text:p text:style-name="P3"><text:span text:style-name="T2"/></text:p>
            </office:annotation>
            <text:p>18</text:p>
          </table:table-cell>
          <table:table-cell table:style-name="ce47" table:number-columns-repeated="5"/>
          <table:table-cell table:style-name="ce47" office:value-type="float" office:value="4.01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4.01</text:p>
          </table:table-cell>
          <table:table-cell table:style-name="ce47"/>
          <table:table-cell table:style-name="ce47" office:value-type="float" office:value="5.3" calcext:value-type="float">
            <office:annotation draw:style-name="gr3" draw:text-style-name="P4" svg:width="28.99mm" svg:height="5.96mm" svg:x="345.53mm" svg:y="75.92mm" draw:caption-point-x="-6.1mm" draw:caption-point-y="15.1mm">
              <dc:date>2018-11-02T00:00:00</dc:date>
              <text:p text:style-name="P3"><text:span text:style-name="T2">REWE</text:span></text:p>
            </office:annotation>
            <text:p>5.3</text:p>
          </table:table-cell>
          <table:table-cell table:style-name="ce47" office:value-type="float" office:value="22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Kaufland for Weekend Lunch</text:span></text:p>
            </office:annotation>
            <text:p>22.6</text:p>
          </table:table-cell>
          <table:table-cell table:style-name="ce47" table:formula="of:=10.6+5" office:value-type="float" office:value="15.6" calcext:value-type="float">
            <office:annotation draw:style-name="gr2" draw:text-style-name="P4" svg:width="28.99mm" svg:height="9.91mm" svg:x="345.53mm" svg:y="75.92mm" draw:caption-point-x="-6.1mm" draw:caption-point-y="15.1mm">
              <dc:date>2018-11-02T00:00:00</dc:date>
              <text:p text:style-name="P3"><text:span text:style-name="T2">REWE + Indian Store Rice</text:span></text:p>
            </office:annotation>
            <text:p>15.6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6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345.5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345.53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7" draw:text-style-name="P4" svg:width="28.99mm" svg:height="13.86mm" svg:x="345.53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4" draw:text-style-name="P4" svg:width="28.99mm" svg:height="21.76mm" svg:x="345.53mm" svg:y="82.24mm" draw:caption-point-x="-6.1mm" draw:caption-point-y="15.1mm">
              <dc:date>2018-10-28T00:00:00</dc:date>
              <text:p text:style-name="P3"><text:span text:style-name="T2">Converse Shoe + Formal Double Side Belt + Vedanth Gift + Coffee for Amma</text:span></text:p>
            </office:annotation>
            <text:p>87.2</text:p>
          </table:table-cell>
          <table:table-cell table:style-name="ce47" table:number-columns-repeated="4"/>
          <table:table-cell table:style-name="ce47" office:value-type="float" office:value="37" calcext:value-type="float">
            <office:annotation draw:style-name="gr8" draw:text-style-name="P4" svg:width="28.99mm" svg:height="17.81mm" svg:x="345.53mm" svg:y="82.24mm" draw:caption-point-x="-6.1mm" draw:caption-point-y="15.1mm">
              <dc:date>2018-11-02T00:00:00</dc:date>
              <text:p text:style-name="P3"><text:span text:style-name="T2">North Face Hoodie @ SportsCheck</text:span></text:p>
              <text:p text:style-name="P3"><text:span text:style-name="T2"/></text:p>
            </office:annotation>
            <text:p>37</text:p>
          </table:table-cell>
          <table:table-cell table:style-name="ce47" table:number-columns-repeated="5"/>
          <table:table-cell table:style-name="ce47" office:value-type="float" office:value="19.6" calcext:value-type="float">
            <office:annotation draw:style-name="gr3" draw:text-style-name="P4" svg:width="28.99mm" svg:height="5.96mm" svg:x="345.53mm" svg:y="82.24mm" draw:caption-point-x="-6.1mm" draw:caption-point-y="15.1mm">
              <dc:date>2018-11-09T00:00:00</dc:date>
              <text:p text:style-name="P3"><text:span text:style-name="T2">chocolates</text:span></text:p>
            </office:annotation>
            <text:p>19.6</text:p>
          </table:table-cell>
          <table:table-cell table:style-name="ce47" office:value-type="float" office:value="12.5" calcext:value-type="float">
            <office:annotation draw:style-name="gr3" draw:text-style-name="P4" svg:width="28.99mm" svg:height="5.96mm" svg:x="345.53mm" svg:y="82.24mm" draw:caption-point-x="-6.1mm" draw:caption-point-y="15.1mm">
              <dc:date>2018-11-09T00:00:00</dc:date>
              <text:p text:style-name="P3"><text:span text:style-name="T2">Chocolates</text:span></text:p>
            </office:annotation>
            <text:p>12.5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6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345.5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345.53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345.53mm" svg:y="88.55mm" draw:caption-point-x="-6.1mm" draw:caption-point-y="15.1mm">
              <dc:date>2018-10-28T00:00:00</dc:date>
              <text:p text:style-name="P3"><text:span text:style-name="T2">Lindt Chocolate</text:span></text:p>
            </office:annotation>
            <text:p>5</text:p>
          </table:table-cell>
          <table:table-cell table:style-name="ce47" table:number-columns-repeated="5"/>
          <table:table-cell table:style-name="ce47" office:value-type="float" office:value="10" calcext:value-type="float">
            <office:annotation draw:style-name="gr2" draw:text-style-name="P4" svg:width="28.99mm" svg:height="9.91mm" svg:x="345.53mm" svg:y="88.55mm" draw:caption-point-x="-6.1mm" draw:caption-point-y="15.1mm">
              <dc:date>2018-11-04T00:00:00</dc:date>
              <text:p text:style-name="P3"><text:span text:style-name="T2">Pizza</text:span></text:p>
              <text:p text:style-name="P3"><text:span text:style-name="T2"/></text:p>
            </office:annotation>
            <text:p>10</text:p>
          </table:table-cell>
          <table:table-cell table:style-name="ce47" table:number-columns-repeated="5"/>
          <table:table-cell table:style-name="ce47" office:value-type="float" office:value="7" calcext:value-type="float">
            <office:annotation draw:style-name="gr2" draw:text-style-name="P4" svg:width="28.99mm" svg:height="9.91mm" svg:x="345.53mm" svg:y="88.55mm" draw:caption-point-x="-6.1mm" draw:caption-point-y="15.1mm">
              <dc:date>2018-11-09T00:00:00</dc:date>
              <text:p text:style-name="P3"><text:span text:style-name="T2">Eating @ Chennai Dosa</text:span></text:p>
            </office:annotation>
            <text:p>7</text:p>
          </table:table-cell>
          <table:table-cell table:style-name="ce47" table:number-columns-repeated="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6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345.53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345.53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4098.43" calcext:value-type="float">
            <text:p>4098.4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4098.43" calcext:value-type="float">
              <text:p>-4098.4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+[.AT3]" office:value-type="float" office:value="3204" calcext:value-type="float">
            <text:p>3204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894.43" calcext:value-type="float">
            <text:p>894.4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1055.57" calcext:value-type="float">
            <text:p>1055.5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2*2+2*1+1*0.5+0*0.2+1*0.1+0*0.05+4*0.02+4*0.01" office:value-type="float" office:value="6.72" calcext:value-type="float">
              <text:p>6.72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1055" calcext:value-type="float">
              <text:p>1055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061.72" calcext:value-type="float">
            <text:p>1061.72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5160.15" calcext:value-type="float">
              <text:p>-5160.15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5160.15" calcext:value-type="float">
            <text:p>5160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6.15000000000032" calcext:value-type="float">
            <text:p>-6.1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1-10" calcext:value-type="date">
              <text:p>10. Novem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1-10" calcext:value-type="date" table:number-columns-spanned="1" table:number-rows-spanned="4">
              <text:p>10. November 2018</text:p>
            </table:table-cell>
            <table:table-cell table:style-name="ce40" table:formula="of:=SUM([.B115:.B132])" office:value-type="float" office:value="1950" calcext:value-type="float" table:number-columns-spanned="1" table:number-rows-spanned="4">
              <text:p>195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1-10" calcext:value-type="date">
            <text:p>10. Nov. 2018</text:p>
          </table:table-cell>
          <table:table-cell table:style-name="ce41" table:formula="of:=[.B81]+SUM([.E4:.BR4]) + SUM([.F6:.AU6])" office:value-type="float" office:value="3437.2" calcext:value-type="float">
            <text:p>343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1-10" calcext:value-type="date">
            <text:p>10. Nov. 2018</text:p>
          </table:table-cell>
          <table:table-cell table:style-name="ce119" table:formula="of:=[.B79]-[.C106]" office:value-type="float" office:value="661.230000000001" calcext:value-type="float">
            <text:p>661.23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33.2" calcext:value-type="float">
            <text:p>233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-36.8000000000002" calcext:value-type="float">
            <text:p>-36.800000000000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 office:value-type="date" office:date-value="2018-11-03" calcext:value-type="date">
              <text:p>3. November 2018</text:p>
            </table:table-cell>
            <table:table-cell table:style-name="ce38" office:value-type="float" office:value="1150" calcext:value-type="float">
              <text:p>1150</text:p>
            </table:table-cell>
            <table:table-cell table:style-name="ce38"/>
            <table:table-cell table:number-columns-repeated="1021"/>
          </table:table-row>
          <table:table-row table:style-name="ro20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404" calcext:value-type="float">
            <text:p>404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6160" calcext:value-type="float">
            <text:p>1616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.C107]" office:value-type="float" office:value="661.230000000001" calcext:value-type="float">
            <text:p>661.230000000001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498.77" calcext:value-type="float">
            <text:p>15498.7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05:45:30.285046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1-10T05:51:45.714801889</dc:date>
    <meta:editing-cycles>1428</meta:editing-cycles>
    <meta:editing-duration>P117DT2H13M31S</meta:editing-duration>
    <meta:generator>LibreOffice/6.1.2.1$Linux_X86_64 LibreOffice_project/10$Build-1</meta:generator>
    <meta:document-statistic meta:table-count="2" meta:cell-count="243" meta:object-count="0"/>
  </office:meta>
</office:document-meta>
</file>